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11119DB0AECBD1FB540.png" manifest:media-type="image/png"/>
  <manifest:file-entry manifest:full-path="Pictures/100002010000003D0000003DBAC8370E310057A9.png" manifest:media-type="image/png"/>
  <manifest:file-entry manifest:full-path="Pictures/100002010000002E0000002E53CF47755AF0AEDC.png" manifest:media-type="image/png"/>
  <manifest:file-entry manifest:full-path="Pictures/10000201000000360000003609D86024D3CCB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3.602cm" svg:height="4.082cm" svg:x="0.899cm" svg:y="0cm" presentation:class="title" presentation:user-transformed="true">
          <draw:text-box>
            <text:p text:style-name="P1"><text:span text:style-name="T1">Cloud-basierte Datenübertragung </text:span></text:p>
          </draw:text-box>
        </draw:frame>
        <draw:frame draw:name="Picture 4" draw:style-name="gr1" draw:text-style-name="P3" draw:layer="layout" svg:width="0.699cm" svg:height="0.699cm" svg:x="8.227cm" svg:y="7.227cm">
          <draw:image xlink:href="Pictures/100002010000003D0000003DBAC8370E310057A9.png" xlink:type="simple" xlink:show="embed" xlink:actuate="onLoad">
            <text:p/>
          </draw:image>
        </draw:frame>
        <draw:custom-shape draw:name="Gerade Verbindung mit Pfeil 17" draw:style-name="gr2" draw:text-style-name="P3" draw:layer="layout" svg:width="2.525cm" svg:height="3.399cm" svg:x="10.185cm" svg:y="6.874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2" draw:style-name="gr1" draw:text-style-name="P3" draw:layer="layout" svg:width="10.338cm" svg:height="6.876cm" svg:x="6.099cm" svg:y="3.788cm">
          <draw:image xlink:href="Pictures/100000000000019B0000011119DB0AECBD1FB540.png" xlink:type="simple" xlink:show="embed" xlink:actuate="onLoad">
            <text:p/>
          </draw:image>
        </draw:frame>
        <draw:custom-shape draw:name="Textfeld 14" draw:style-name="gr3" draw:text-style-name="P5" draw:layer="layout" svg:width="5.672cm" svg:height="1.013cm" svg:x="8.427cm" svg:y="5.899cm">
          <text:p text:style-name="P4"><text:span text:style-name="T2">CLOUD-SPEICH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3" draw:layer="layout" svg:width="0.699cm" svg:height="0.699cm" svg:x="16.402cm" svg:y="12.589cm">
          <draw:image xlink:href="Pictures/100002010000003D0000003DBAC8370E310057A9.png" xlink:type="simple" xlink:show="embed" xlink:actuate="onLoad">
            <text:p/>
          </draw:image>
        </draw:frame>
        <draw:g draw:name="Gruppieren 19">
          <draw:custom-shape draw:name="Textfeld 20" draw:style-name="gr4" draw:text-style-name="P5" draw:layer="layout" svg:width="7cm" svg:height="5.499cm" svg:x="16.202cm" svg:y="10.853cm">
            <text:p text:style-name="P4"><text:span text:style-name="T2">BETRIEB:</text:span></text:p>
            <text:p text:style-name="P4"><text:span text:style-name="T3"/></text:p>
            <text:p text:style-name="P4"><text:span text:style-name="T3"><text:s text:c="6"/></text:span><text:span text:style-name="T3">Milchmengendaten</text:span></text:p>
            <text:p text:style-name="P4"><text:span text:style-name="T4">ISM: Unterverzeichnis</text:span></text:p>
            <text:p text:style-name="P4"><text:span text:style-name="T4"/></text:p>
            <text:p text:style-name="P4"><text:span text:style-name="T5">Cloud-Benutzerkonto</text:span></text:p>
            <text:p text:style-name="P4"><text:span text:style-name="T4">ISM: Cli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" draw:style-name="gr5" draw:text-style-name="P3" draw:layer="layout" svg:x1="15.601cm" svg:y1="11.252cm" svg:x2="19.702cm" svg:y2="8.652cm">
            <text:p/>
          </draw:line>
          <draw:line draw:name="Gerade Verbindung 22" draw:style-name="gr5" draw:text-style-name="P3" draw:layer="layout" svg:x1="23.901cm" svg:y1="11.252cm" svg:x2="19.702cm" svg:y2="8.652cm">
            <text:p/>
          </draw:line>
        </draw:g>
        <draw:custom-shape draw:name="Textfeld 23" draw:style-name="gr4" draw:text-style-name="P5" draw:layer="layout" svg:width="6.49cm" svg:height="3.213cm" svg:x="1.099cm" svg:y="11.125cm">
          <text:p text:style-name="P4"><text:span text:style-name="T2">DATENBANKSYSTEM ZO/Qualitas:</text:span></text:p>
          <text:p text:style-name="P4"><text:span text:style-name="T3"/></text:p>
          <text:p text:style-name="P4"><text:span text:style-name="T5">Cloud-Zug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4" draw:style-name="gr6" draw:text-style-name="P3" draw:layer="layout" svg:width="3.858cm" svg:height="4.711cm" svg:x="12.1cm" svg:y="8.225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4" draw:style-name="gr1" draw:text-style-name="P3" draw:layer="layout" svg:width="0.699cm" svg:height="0.699cm" svg:x="11.1cm" svg:y="7.425cm">
          <draw:image xlink:href="Pictures/100002010000003D0000003DBAC8370E310057A9.png" xlink:type="simple" xlink:show="embed" xlink:actuate="onLoad">
            <text:p/>
          </draw:image>
        </draw:frame>
        <draw:custom-shape draw:name="Gerade Verbindung mit Pfeil 26" draw:style-name="gr6" draw:text-style-name="P3" draw:layer="layout" svg:width="2.786cm" svg:height="4.616cm" svg:x="7.877cm" svg:y="8.322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10" draw:style-name="gr1" draw:text-style-name="P3" draw:layer="layout" svg:width="0.621cm" svg:height="0.621cm" svg:x="13.972cm" svg:y="11.27cm">
          <draw:image xlink:href="Pictures/100002010000002E0000002E53CF47755AF0AEDC.png" xlink:type="simple" xlink:show="embed" xlink:actuate="onLoad">
            <text:p/>
          </draw:image>
        </draw:frame>
        <draw:frame draw:name="Picture 2" draw:style-name="gr1" draw:text-style-name="P3" draw:layer="layout" svg:width="0.621cm" svg:height="0.621cm" svg:x="8.9cm" svg:y="11.27cm">
          <draw:image xlink:href="Pictures/10000201000000360000003609D86024D3CCB666.png" xlink:type="simple" xlink:show="embed" xlink:actuate="onLoad">
            <text:p/>
          </draw:image>
        </draw:frame>
        <draw:line draw:name="Gerade Verbindung 5" draw:style-name="gr7" draw:text-style-name="P3" draw:layer="layout" svg:x1="19.5cm" svg:y1="15.925cm" svg:x2="20.499cm" svg:y2="15.925cm">
          <text:p/>
        </draw:line>
        <draw:custom-shape draw:name="Gerade Verbindung mit Pfeil 16" draw:style-name="gr8" draw:text-style-name="P3" draw:layer="layout" svg:width="0.001cm" svg:height="0.551cm" svg:x="20.501cm" svg:y="15.372cm">
          <text:p/>
          <draw:enhanced-geometry draw:mirror-horizontal="false" draw:mirror-vertical="true" svg:viewBox="0 0 21600 21600" draw:type="mso-spt32" draw:enhanced-path="M 0 0 L 21600 21600 N"/>
        </draw:custom-shape>
        <draw:line draw:name="Gerade Verbindung 37" draw:style-name="gr7" draw:text-style-name="P3" draw:layer="layout" svg:x1="22.701cm" svg:y1="12.925cm" svg:x2="22.701cm" svg:y2="13.725cm">
          <text:p/>
        </draw:line>
        <draw:custom-shape draw:name="Gerade Verbindung mit Pfeil 39" draw:style-name="gr8" draw:text-style-name="P3" draw:layer="layout" svg:width="0.399cm" svg:height="0.001cm" svg:x="22.299cm" svg:y="13.72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Untertitel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6-02-08">8.02.16</text:date></text:span></text:p>
        </draw:text-box>
      </draw:frame>
      <draw:frame draw:name="Fußzeilenplatzhalter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2</meta:editing-cycles>
    <meta:creation-date>2016-02-04T15:22:50</meta:creation-date>
    <dc:date>2016-02-08T11:35:27.262000000</dc:date>
    <meta:editing-duration>PT39S</meta:editing-duration>
    <meta:generator>LibreOffice/5.0.4.2$Windows_x86 LibreOffice_project/2b9802c1994aa0b7dc6079e128979269cf95bc78</meta:generator>
    <meta:document-statistic meta:object-count="44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